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fo:font-size="10.5pt" style:font-size-asian="10.5pt" style:font-size-complex="10.5pt"/>
    </style:style>
    <style:style style:name="P2" style:family="paragraph" style:parent-style-name="Standard">
      <style:paragraph-properties fo:break-before="page"/>
    </style:style>
    <style:style style:name="T1" style:family="text">
      <style:text-properties fo:font-size="10.5pt"/>
    </style:style>
    <style:style style:name="T2" style:family="text">
      <style:text-properties fo:font-size="10.5pt" style:font-size-asian="10.5pt" style:font-size-complex="10.5pt"/>
    </style:style>
    <style:style style:name="T3" style:family="text">
      <style:text-properties style:font-size-asian="10.5pt"/>
    </style:style>
    <style:style style:name="T4" style:family="text">
      <style:text-properties style:font-size-complex="10.5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age 1 : Absences : impression de courrier par lots</text:p>
      <text:p text:style-name="Standard"/>
      <text:p text:style-name="Standard">Nombres de notifications : <text:span text:style-name="T2">[nombre_notifs]</text:span></text:p>
      <text:p text:style-name="Standard">Récapitulatifs : </text:p>
      <text:p text:style-name="P1">[notif_col;block=begin][notif_col.getId] </text:p>
      <text:p text:style-name="Standard"><text:span text:style-name="T2">[notif_col;block=end]</text:span></text:p>
      <text:p text:style-name="Standard"><text:span text:style-name="T2"/></text:p>
      <text:p text:style-name="P2"><text:span text:style-name="T2">[notif_</text:span><text:bookmark-start text:name="__DdeLink__129_61092575"/><text:span text:style-name="T2">source_</text:span><text:bookmark-end text:name="__DdeLink__129_61092575"/><text:span text:style-name="T2">col;block=begin][notif_source_col.source]</text:span></text:p>
      <text:p text:style-name="P2"><text:span text:style-name="T2">[notif_source_col;block=end]</text:span></text:p>
      <text:p text:style-name="Standard"><text:span text:style-name="T2"/></text:p>
      <text:p text:style-name="Standard"><text:span text:style-name="T2">Page de fi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Josselin Jacquard</meta:initial-creator>
    <meta:creation-date>2010-09-16T23:02:41</meta:creation-date>
    <dc:date>2010-09-16T23:08:11</dc:date>
    <dc:creator>Josselin Jacquard</dc:creator>
    <meta:editing-duration>PT00H05M30S</meta:editing-duration>
    <meta:editing-cycles>5</meta:editing-cycles>
    <meta:generator>OpenOffice.org/3.2$Unix OpenOffice.org_project/320m12$Build-9483</meta:generator>
    <meta:document-statistic meta:table-count="0" meta:image-count="0" meta:object-count="0" meta:page-count="3" meta:paragraph-count="8" meta:word-count="24" meta:character-count="266"/>
  </office:meta>
</office:document-meta>
</file>